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853" officeooo:paragraph-rsid="001ee853"/>
    </style:style>
    <style:style style:name="P2" style:family="paragraph" style:parent-style-name="Standard">
      <style:text-properties officeooo:paragraph-rsid="001ee853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e853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plaintext.test.com</text:p>
      <text:p text:style-name="P2"><text:a xlink:type="simple" xlink:href="https://hyperlink.test.com/" text:style-name="Internet_20_link" text:visited-style-name="Visited_20_Internet_20_Link"><text:span text:style-name="T1">Hyperlink Test</text:span></text:a></text:p>
      <text:p text:style-name="P1"><office:annotation loext:resolved="false"><dc:creator>Unknown Author</dc:creator><dc:date>2024-09-02T17:26:37.980689415</dc:date><text:p text:style-name="P3"><text:span text:style-name="T2"><text:a xlink:href="https://comment.test.com/" xlink:type="simple">https://comment.test.com</text:a></text:span></text:p><text:p text:style-name="P3"><text:span text:style-name="T2"/></text:p></office:annotatio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7:24:04.294199762</meta:creation-date>
    <dc:date>2024-09-02T17:29:14.020965968</dc:date>
    <meta:editing-duration>PT5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4" meta:character-count="66" meta:non-whitespace-character-count="65"/>
  </office:meta>
</office:document-meta>
</file>